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FC000000BD007B75A6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cm" svg:stroke-color="#772953" draw:marker-start-width="0.32cm" draw:marker-end-width="0.32cm" draw:fill="solid" draw:fill-color="#aea79f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cm" svg:stroke-color="#ffffff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9.589cm" svg:height="14.691cm" svg:x="0.001cm" svg:y="0cm">
          <draw:image xlink:href="Pictures/1000000000000FC000000BD007B75A6A.jpg" xlink:type="simple" xlink:show="embed" xlink:actuate="onLoad">
            <text:p/>
          </draw:image>
        </draw:frame>
        <draw:custom-shape draw:style-name="gr2" draw:text-style-name="P2" draw:layer="layout" svg:width="0.9cm" svg:height="1.3cm" svg:x="6.6cm" svg:y="3.7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1.3cm" svg:x="1.9cm" svg:y="2.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1.3cm" svg:x="16.6cm" svg:y="4.1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1.3cm" svg:x="12.4cm" svg:y="11.6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3.9cm" svg:x2="2.4cm" svg:y2="5.8cm">
          <text:p/>
        </draw:line>
        <draw:line draw:style-name="gr3" draw:text-style-name="P1" draw:layer="layout" svg:x1="7.1cm" svg:y1="5.1cm" svg:x2="6.9cm" svg:y2="6.2cm">
          <text:p/>
        </draw:line>
        <draw:line draw:style-name="gr3" draw:text-style-name="P1" draw:layer="layout" svg:x1="17.1cm" svg:y1="5.5cm" svg:x2="17.3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9cm" fo:page-height="14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10T17:37:08.193066599</dc:date>
    <meta:generator>LibreOffice/4.2.8.2$Linux_X86_64 LibreOffice_project/420m0$Build-2</meta:generator>
    <meta:editing-duration>PT2M8S</meta:editing-duration>
    <meta:editing-cycles>3</meta:editing-cycles>
    <meta:document-statistic meta:object-count="8"/>
  </office:meta>
</office:document-meta>
</file>